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1.913cm"/>
    </style:style>
    <style:style style:name="P1" style:family="paragraph">
      <style:paragraph-properties fo:text-align="center"/>
      <style:text-properties fo:font-size="16pt" style:font-size-asian="18pt" style:font-size-complex="18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1.143cm" svg:x="1.381cm" svg:y="1.254cm">
          <text:p text:style-name="P1"><text:span text:style-name="T1">STATUS </text:span></text:p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13cm" svg:height="1.143cm" svg:x="1.381cm" svg:y="2.524cm">
          <text:p text:style-name="P1"><text:span text:style-name="T1">HEAD</text:span><text:span text:style-name="T1">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13cm" svg:height="2.54cm" svg:x="1.381cm" svg:y="3.794cm">
          <text:p text:style-name="P1"><text:span text:style-name="T1">BOD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11:09:25.574121148</meta:creation-date>
    <dc:date>2017-03-10T14:36:38.119650930</dc:date>
    <meta:editing-duration>PT32M1S</meta:editing-duration>
    <meta:editing-cycles>2</meta:editing-cycles>
    <meta:generator>LibreOffice/5.1.6.2$Linux_X86_64 LibreOffice_project/10m0$Build-2</meta:generator>
    <meta:document-statistic meta:object-count="3"/>
  </office:meta>
</office:document-meta>
</file>